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168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169" svg:stroke-width="0cm" svg:stroke-color="#000000" draw:marker-start="" draw:marker-start-width="0.3cm" draw:marker-start-center="false" draw:marker-end="" draw:marker-end-width="0.3cm" draw:marker-end-center="false" draw:fill="solid" draw:fill-color="#da4b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8170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171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48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4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4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4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079cm" svg:height="1.08cm" svg:x="10.97cm" svg:y="14.117cm" draw:kind="section" draw:start-angle="124.06" draw:end-angle="204.37">
            <text:p/>
          </draw:circle>
          <draw:circle draw:style-name="gr2" draw:text-style-name="P2" draw:layer="layout" svg:width="1.079cm" svg:height="1.079cm" draw:transform="rotate (1.70710654137565) translate (11.049cm 15.271cm)" draw:kind="section" draw:start-angle="104.62" draw:end-angle="204.37">
            <text:p/>
          </draw:circle>
          <draw:ellipse draw:style-name="gr3" draw:text-style-name="P3" draw:layer="layout" svg:width="1.079cm" svg:height="1.075cm" draw:transform="skewX (0.00366519142918801) rotate (0.830602191024101) translate (9.966cm 15.043cm)" draw:kind="section" draw:start-angle="156.5" draw:end-angle="204.37">
            <text:p/>
          </draw:ellipse>
          <draw:circle draw:style-name="gr4" draw:text-style-name="P4" draw:layer="layout" svg:width="1.077cm" svg:height="1.077cm" svg:x="10.188cm" svg:y="14.463cm" draw:kind="section" draw:start-angle="72.31" draw:end-angle="204.37">
            <text:p/>
          </draw:circle>
          <draw:line draw:style-name="gr5" draw:text-style-name="P5" draw:layer="layout" svg:x1="10.721cm" svg:y1="13.444cm" svg:x2="12.512cm" svg:y2="16.234cm">
            <text:p/>
          </draw:line>
          <draw:line draw:style-name="gr6" draw:text-style-name="P5" draw:layer="layout" svg:x1="11.246cm" svg:y1="13.368cm" svg:x2="10.298cm" svg:y2="16.309cm">
            <text:p/>
          </draw:line>
          <draw:line draw:style-name="gr7" draw:text-style-name="P5" draw:layer="layout" svg:x1="7.77cm" svg:y1="15.932cm" svg:x2="13.247cm" svg:y2="15.781cm">
            <text:p/>
          </draw:line>
          <draw:line draw:style-name="gr8" draw:text-style-name="P5" draw:layer="layout" svg:x1="7.981cm" svg:y1="16.233cm" svg:x2="13.036cm" svg:y2="13.9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8168" draw:display-name="Dashed (var) 8168" draw:style="rect" draw:dots1="1" draw:dots1-length="0.011cm" draw:dots2="1" draw:dots2-length="0.011cm" draw:distance="0.011cm"/>
    <draw:stroke-dash draw:name="Dashed_20__28_var_29__20_8169" draw:display-name="Dashed (var) 8169" draw:style="rect" draw:dots1="1" draw:dots1-length="0.011cm" draw:dots2="1" draw:dots2-length="0.011cm" draw:distance="0.011cm"/>
    <draw:stroke-dash draw:name="Dashed_20__28_var_29__20_8170" draw:display-name="Dashed (var) 8170" draw:style="rect" draw:dots1="1" draw:dots1-length="0.011cm" draw:dots2="1" draw:dots2-length="0.011cm" draw:distance="0.011cm"/>
    <draw:stroke-dash draw:name="Dashed_20__28_var_29__20_8171" draw:display-name="Dashed (var) 817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8:38.655182181</meta:creation-date>
    <dc:date>2018-02-09T15:49:04.331394999</dc:date>
    <meta:editing-duration>PT2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